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4.909cm"/>
    </style:style>
    <style:style style:name="co5" style:family="table-column">
      <style:table-column-properties fo:break-before="auto" style:column-width="5.4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2.17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8000"/>
    </style:style>
    <style:style style:name="ce7" style:family="table-cell" style:parent-style-name="Default">
      <style:text-properties fo:color="#808080"/>
    </style:style>
    <style:style style:name="ce8" style:family="table-cell" style:parent-style-name="Default">
      <style:table-cell-properties fo:background-color="#c0c0c0"/>
      <style:text-properties fo:color="#ff0000"/>
    </style:style>
    <style:style style:name="ce9" style:family="table-cell" style:parent-style-name="Default">
      <style:table-cell-properties fo:background-color="#c0c0c0"/>
      <style:text-properties fo:color="#008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5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2016-11-12 Comparison of held JSF @ViewScoped bean references by bean type and navigation type (Webel IT Australia)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Server: Glassfish4.1.1 or Payara41 with Mojarra-2.2.8-18 as javax.faces.jar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Technology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Bean type</text:p>
          </table:table-cell>
          <table:table-cell table:style-name="ce3" office:value-type="string">
            <text:p>Scope</text:p>
          </table:table-cell>
          <table:table-cell table:style-name="ce3" office:value-type="string">
            <text:p>Navigation</text:p>
          </table:table-cell>
          <table:table-cell table:style-name="ce3" office:value-type="string">
            <text:p>@PreDestroy</text:p>
          </table:table-cell>
          <table:table-cell table:style-name="ce3" office:value-type="string">
            <text:p>GC</text:p>
          </table:table-cell>
          <table:table-cell table:style-name="ce3" office:value-type="string">
            <text:p>Remark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JSF2.0</text:p>
          </table:table-cell>
          <table:table-cell office:value-type="string">
            <text:p>(Mojarra-2.2.8-18)</text:p>
          </table:table-cell>
          <table:table-cell office:value-type="string">
            <text:p>javax.faces.bean.ManagedBean</text:p>
          </table:table-cell>
          <table:table-cell office:value-type="string">
            <text:p>javax.faces.bean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outputLink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link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:link (redirect)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ET: HTML &lt;a&gt;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action method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action string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:commandButton: null</text:p>
          </table:table-cell>
          <table:table-cell table:number-columns-repeated="2" table:style-name="ce7" office:value-type="string">
            <text:p>n/a</text:p>
          </table:table-cell>
          <table:table-cell table:style-name="ce7" office:value-type="string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browser reload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8" table:number-columns-repeated="2"/>
          <table:table-cell table:style-name="ce4" table:number-columns-repeated="1017"/>
        </table:table-row>
        <table:table-row table:style-name="ro2">
          <table:table-cell office:value-type="string">
            <text:p>JSF2.2</text:p>
          </table:table-cell>
          <table:table-cell office:value-type="string">
            <text:p>Mojarra-2.2.8-18</text:p>
          </table:table-cell>
          <table:table-cell office:value-type="string">
            <text:p>javax.inject.Named</text:p>
          </table:table-cell>
          <table:table-cell office:value-type="string">
            <text:p>javax.faces.view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formula="of:=[.E7]" office:value-type="string" office:string-value="GET: h:outputLink">
            <text:p>GET: h:outputLink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8]" office:value-type="string" office:string-value="GET: h:link">
            <text:p>GET: h:link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9]" office:value-type="string" office:string-value="GET: h:link (redirect)">
            <text:p>GET: h:link (redirect)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0]" office:value-type="string" office:string-value="GET: HTML &lt;a&gt;">
            <text:p>GET: HTML &lt;a&gt;</text:p>
          </table:table-cell>
          <table:table-cell table:style-name="ce5" office:value-type="string">
            <text:p>no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1]" office:value-type="string" office:string-value="h:commandButton: action method">
            <text:p>h:commandButton: action metho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2]" office:value-type="string" office:string-value="h:commandButton: action string">
            <text:p>h:commandButton: action string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]" office:value-type="string" office:string-value="h:commandButton: null">
            <text:p>h:commandButton: null</text:p>
          </table:table-cell>
          <table:table-cell table:number-columns-repeated="2" table:style-name="ce7" office:value-type="string">
            <text:p>n/a</text:p>
          </table:table-cell>
          <table:table-cell table:style-name="ce7" table:formula="of:=[.H13]" office:value-type="string" office:string-value="no new bean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E14]" office:value-type="string" office:string-value="browser reload">
            <text:p>browser reloa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9"/>
          <table:table-cell table:style-name="ce8"/>
          <table:table-cell table:style-name="ce4" table:number-columns-repeated="1017"/>
        </table:table-row>
        <table:table-row table:style-name="ro3">
          <table:table-cell office:value-type="string">
            <text:p>OmniFaces</text:p>
          </table:table-cell>
          <table:table-cell office:value-type="string">
            <text:p>OmniFaces-2.5.1</text:p>
          </table:table-cell>
          <table:table-cell table:formula="of:=[.C16]" office:value-type="string" office:string-value="javax.inject.Named">
            <text:p>javax.inject.Named</text:p>
          </table:table-cell>
          <table:table-cell office:value-type="string">
            <text:p>org.omnifaces.cdi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formula="of:=[.E17]" office:value-type="string" office:string-value="GET: h:outputLink">
            <text:p>GET: h:outputLin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8]" office:value-type="string" office:string-value="GET: h:link">
            <text:p>GET: h:lin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9]" office:value-type="string" office:string-value="GET: h:link (redirect)">
            <text:p>GET: h:link (redirect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0]" office:value-type="string" office:string-value="GET: HTML &lt;a&gt;">
            <text:p>GET: HTML &lt;a&gt;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1]" office:value-type="string" office:string-value="h:commandButton: action method">
            <text:p>h:commandButton: action metho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2]" office:value-type="string" office:string-value="h:commandButton: action string">
            <text:p>h:commandButton: action string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]" office:value-type="string" office:string-value="h:commandButton: null">
            <text:p>h:commandButton: null</text:p>
          </table:table-cell>
          <table:table-cell table:number-columns-repeated="2" table:style-name="ce7" office:value-type="string">
            <text:p>n/a</text:p>
          </table:table-cell>
          <table:table-cell table:style-name="ce7" table:formula="of:=[.H23]" office:value-type="string" office:string-value="no new bean">
            <text:p>no new bea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E24]" office:value-type="string" office:string-value="browser reload">
            <text:p>browser reloa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table:style-name="ce4"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n Kelly</meta:initial-creator>
    <meta:creation-date>2016-11-12T20:47:38</meta:creation-date>
    <meta:generator>OpenOffice/4.1.3$Unix OpenOffice.org_project/413m1$Build-9783</meta:generator>
    <dc:date>2016-11-12T21:36:12</dc:date>
    <dc:creator>Darren Kelly</dc:creator>
    <meta:editing-duration>PT48M34S</meta:editing-duration>
    <meta:editing-cycles>30</meta:editing-cycles>
    <meta:document-statistic meta:table-count="3" meta:cell-count="97" meta:object-count="0"/>
  </office:meta>
</office:document-meta>
</file>